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Standard" style:family="paragraph">
      <style:paragraph-properties>
        <style:tab-stops>
          <style:tab-stop style:type="left" style:position="1.259in"/>
        </style:tab-stops>
      </style:paragraph-properties>
    </style:style>
    <style:style style:name="T3" style:parent-style-name="Policepardéfaut" style:family="text">
      <style:text-properties style:font-style-complex="italic"/>
    </style:style>
    <style:style style:name="P4" style:parent-style-name="card" style:family="paragraph"/>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card" style:family="paragraph"/>
    <style:style style:name="P10" style:parent-style-name="card" style:family="paragraph"/>
    <style:style style:name="P11" style:parent-style-name="card" style:family="paragraph"/>
    <style:style style:name="P12" style:parent-style-name="Standard" style:family="paragraph">
      <style:paragraph-properties>
        <style:tab-stops>
          <style:tab-stop style:type="left" style:position="1.259in"/>
        </style:tab-stops>
      </style:paragraph-properties>
    </style:style>
    <style:style style:name="P13" style:parent-style-name="Standard" style:family="paragraph">
      <style:paragraph-properties>
        <style:tab-stops>
          <style:tab-stop style:type="left" style:position="1.259in"/>
        </style:tab-stops>
      </style:paragraph-properties>
    </style:style>
    <style:style style:name="P14" style:parent-style-name="Standard" style:family="paragraph">
      <style:paragraph-properties>
        <style:tab-stops>
          <style:tab-stop style:type="left" style:position="1.259in"/>
        </style:tab-stops>
      </style:paragraph-properties>
    </style:style>
    <style:style style:name="T15" style:parent-style-name="Policepardéfaut" style:family="text">
      <style:text-properties fo:font-style="italic" style:font-style-asian="italic" style:font-style-complex="italic"/>
    </style:style>
    <style:style style:name="P16" style:parent-style-name="Standard" style:family="paragraph">
      <style:paragraph-properties>
        <style:tab-stops>
          <style:tab-stop style:type="left" style:position="1.259in"/>
        </style:tab-stops>
      </style:paragraph-properties>
    </style:style>
    <style:style style:name="T17" style:parent-style-name="Policepardéfaut" style:family="text">
      <style:text-properties fo:font-style="italic" style:font-style-asian="italic" style:font-style-complex="italic"/>
    </style:style>
    <style:style style:name="P18" style:parent-style-name="Standard" style:family="paragraph">
      <style:paragraph-properties>
        <style:tab-stops>
          <style:tab-stop style:type="left" style:position="1.259in"/>
        </style:tab-stops>
      </style:paragraph-properties>
    </style:style>
    <style:style style:name="T19" style:parent-style-name="Policepardéfaut" style:family="text">
      <style:text-properties fo:font-style="italic" style:font-style-asian="italic" style:font-style-complex="italic"/>
    </style:style>
    <style:style style:name="P20" style:parent-style-name="Standard" style:family="paragraph">
      <style:paragraph-properties>
        <style:tab-stops>
          <style:tab-stop style:type="left" style:position="1.259in"/>
        </style:tab-stops>
      </style:paragraph-properties>
    </style:style>
    <style:style style:name="T21" style:parent-style-name="Policepardéfaut" style:family="text">
      <style:text-properties fo:font-style="italic" style:font-style-asian="italic" style:font-style-complex="italic"/>
    </style:style>
    <style:style style:name="P22" style:parent-style-name="Standard" style:family="paragraph">
      <style:paragraph-properties>
        <style:tab-stops>
          <style:tab-stop style:type="left" style:position="1.259in"/>
        </style:tab-stops>
      </style:paragraph-properties>
    </style:style>
    <style:style style:name="T23" style:parent-style-name="Policepardéfaut" style:family="text">
      <style:text-properties fo:font-style="italic" style:font-style-asian="italic" style:font-style-complex="italic"/>
    </style:style>
    <style:style style:name="P24" style:parent-style-name="NormalWeb" style:family="paragraph">
      <style:paragraph-properties fo:margin-top="0in" fo:margin-bottom="0in" fo:background-color="#FFFFFF"/>
    </style:style>
    <style:style style:name="T25" style:parent-style-name="Policepardéfaut" style:family="text">
      <style:text-properties fo:color="#000000"/>
    </style:style>
    <style:style style:name="T26" style:parent-style-name="Policepardéfaut" style:family="text">
      <style:text-properties fo:font-style="italic" style:font-style-asian="italic" style:font-style-complex="italic" fo:color="#000000"/>
    </style:style>
    <style:style style:name="T27" style:parent-style-name="Policepardéfaut" style:family="text">
      <style:text-properties fo:font-style="italic" style:font-style-asian="italic" style:font-style-complex="italic" fo:color="#000000"/>
    </style:style>
    <style:style style:name="T28" style:parent-style-name="Policepardéfaut" style:family="text">
      <style:text-properties fo:font-style="italic" style:font-style-asian="italic" style:font-style-complex="italic" fo:color="#000000"/>
    </style:style>
    <style:style style:name="T29" style:parent-style-name="Policepardéfaut" style:family="text">
      <style:text-properties fo:font-style="italic" style:font-style-asian="italic" style:font-style-complex="italic" fo:color="#000000"/>
    </style:style>
    <style:style style:name="T30" style:parent-style-name="Policepardéfaut" style:family="text">
      <style:text-properties fo:font-style="italic" style:font-style-asian="italic" style:font-style-complex="italic" fo:color="#000000"/>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office:automatic-styles>
  <office:body>
    <office:text text:use-soft-page-breaks="true">
      <text:h text:style-name="P1" text:outline-level="1">Correspondance Delacroix</text:h>
      <text:h text:style-name="Titre2" text:outline-level="2">Présentation</text:h>
      <text:p text:style-name="Standard">Cette édition numérique de la correspondance d’Eugène Delacroix (1798-1863) permet de découvrir la vie et l’œuvre du peintre à travers ses lettres. Ce projet, toujours en cours, donne accès à une partie de sa correspondance éditée en XML-TEI et à un inventaire complet des lettres dans lesquels des recherches peuvent être effectuées.</text:p>
      <text:p text:style-name="P2"><text:span text:style-name="T3">Pour en savoir plus sur cette édition :</text:span></text:p>
      <text:list text:style-name="WWNum2">
        <text:list-item>
          <text:p text:style-name="P4"><office:annotation office:name="0" xml:id="644744075"><dc:creator>test</dc:creator><dc:date>2022-07-01T11:11:00</dc:date><text:p text:style-name="Normal">Les style &lt;card&gt; sera transformé en vignettes.</text:p></office:annotation><text:a xlink:href="https://delacroix.huma-num.fr/" office:target-frame-name="_top" xlink:show="replace"><text:span text:style-name="Internetlink">Le projet</text:span></text:a><office:annotation-end office:name="0"/></text:p>
        </text:list-item>
        <text:list-item>
          <text:p text:style-name="P5"><text:a xlink:href="https://delacroix.huma-num.fr/liste" office:target-frame-name="_top" xlink:show="replace"><text:span text:style-name="Internetlink">La correspondance</text:span></text:a></text:p>
        </text:list-item>
        <text:list-item>
          <text:p text:style-name="P6"><text:a xlink:href="https://delacroix.huma-num.fr/transcription" office:target-frame-name="_top" xlink:show="replace"><text:span text:style-name="Internetlink">Les principes d’édition</text:span></text:a></text:p>
        </text:list-item>
        <text:list-item>
          <text:p text:style-name="P7"><text:a xlink:href="https://delacroix.huma-num.fr/credits" office:target-frame-name="_top" xlink:show="replace"><text:span text:style-name="Internetlink">Crédits et contact</text:span></text:a></text:p>
        </text:list-item>
      </text:list>
      <text:h text:style-name="Titre2" text:outline-level="2">Rechercher dans la correspondance</text:h>
      <text:list text:style-name="WWNum2" text:continue-numbering="true">
        <text:list-item>
          <text:p text:style-name="P8">Lettres éditées par date</text:p>
        </text:list-item>
        <text:list-item>
          <text:p text:style-name="P9">Correspondants</text:p>
        </text:list-item>
        <text:list-item>
          <text:p text:style-name="P10">Lieux</text:p>
        </text:list-item>
        <text:list-item>
          <text:p text:style-name="P11">Inventaire général des lettres</text:p>
        </text:list-item>
      </text:list>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 commandes officielles de Delacroix</text:span></text:a></text:h>
      <text:p text:style-name="P1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text:style-name="LFO5" text:continue-numbering="true">
        <text:list-item>
          <text:p text:style-name="letter"><text:a xlink:href="https://delacroix.huma-num.fr/CAC_ED_assemblee-ms1869-2-d1-p16" office:target-frame-name="_top" xlink:show="replace"><text:span text:style-name="Internetlink">Lettre à Nicolas Martin du Nord, 27</text:span><text:span text:style-name="Internetlink"> </text:span><text:span text:style-name="Internetlink">décembre 1836</text:span></text:a></text:p>
        </text:list-item>
        <text:list-item>
          <text:p text:style-name="letter"><text:a xlink:href="https://delacroix.huma-num.fr/CAC_ED_bnf-man-naf20608-f55" office:target-frame-name="_top" xlink:show="replace"><text:span text:style-name="Internetlink">Lettre à Adolphe Thiers, 27</text:span><text:span text:style-name="Internetlink"> </text:span><text:span text:style-name="Internetlink">octobre 1838</text:span></text:a></text:p>
        </text:list-item>
        <text:list-item>
          <text:p text:style-name="letter"><text:a xlink:href="https://delacroix.huma-num.fr/CAC_ED_assemblee-ms1869-2-d2-p41" office:target-frame-name="_top" xlink:show="replace"><text:span text:style-name="Internetlink">Lettre à Edmond Cavé, 12</text:span><text:span text:style-name="Internetlink"> </text:span><text:span text:style-name="Internetlink">août 1845</text:span></text:a></text:p>
        </text:list-item>
        <text:list-item>
          <text:p text:style-name="letter"><text:a xlink:href="https://delacroix.huma-num.fr/CAC_ED_assemblee-ms1492ter-p4" office:target-frame-name="_top" xlink:show="replace"><text:span text:style-name="Internetlink">Lettre à Pierre Luc Charles Ciceri, 11</text:span><text:span text:style-name="Internetlink"> </text:span><text:span text:style-name="Internetlink">octo</text:span><text:bookmark-start text:name="_Hlt107873242"/><text:bookmark-start text:name="_Hlt107873243"/><text:bookmark-end text:name="_Hlt107873242"/><text:bookmark-end text:name="_Hlt107873243"/><text:span text:style-name="Internetlink">bre 1845</text:span></text:a></text:p>
        </text:list-item>
        <text:list-item>
          <text:p text:style-name="letter"><text:bookmark-start text:name="_Hlt107873354"/><text:a xlink:href="https://delacroix.huma-num.fr/CAC_ED_ap-4az-11" office:target-frame-name="_top" xlink:show="replace"><text:span text:style-name="Lienhypertexte">Lettre à Gustave Planche, 9</text:span><text:bookmark-start text:name="_Hlt107873314"/><text:span text:style-name="Lienhypertexte"> </text:span><text:span text:style-name="Lienhypertexte">m</text:span><text:bookmark-end text:name="_Hlt107873314"/><text:span text:style-name="Lienhypertexte">ai 1854</text:span></text:a><text:bookmark-end text:name="_Hlt107873354"/></text:p>
        </text:list-item>
      </text:list>
      <text:h text:style-name="Titre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text:s/><text:soft-page-break/>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text:style-name="LFO5" text:continue-numbering="true">
        <text:list-item>
          <text:p text:style-name="letter"><text:a xlink:href="https://delacroix.huma-num.fr/CAC_ED_inha-aut120-1398-04a-1" office:target-frame-name="_top" xlink:show="replace"><text:span text:style-name="Lienhypertexte">Lettre à Joséphine de Forget, vers</text:span><text:span text:style-name="Lienhypertexte"> </text:span><text:span text:style-name="Lienhypertexte">1844-46</text:span></text:a></text:p>
        </text:list-item>
        <text:list-item>
          <text:p text:style-name="letter"><text:bookmark-start text:name="_Toc85478475"/><text:a xlink:href="https://delacroix.huma-num.fr/CAC_ED_creteil-ad-2j187-19" office:target-frame-name="_top" xlink:show="replace"><text:span text:style-name="Lienhypertexte">Lettre de Joséphine de Forget à Delacroix, [13-15 octobre 1845]</text:span><text:bookmark-end text:name="_Toc85478475"/></text:a></text:p>
        </text:list-item>
        <text:list-item>
          <text:p text:style-name="letter"><text:a xlink:href="https://delacroix.huma-num.fr/CAC_ED_inha-aut120-1398-04c-5" office:target-frame-name="_top" xlink:show="replace"><text:span text:style-name="Lienhypertexte">Lettre à Joséphine de Forget, [17</text:span><text:bookmark-start text:name="_Hlt107873853"/><text:span text:style-name="Lienhypertexte"> </text:span><text:span text:style-name="Lienhypertexte">o</text:span><text:bookmark-end text:name="_Hlt107873853"/><text:span text:style-name="Lienhypertexte">ctobre 1847]</text:span></text:a></text:p>
        </text:list-item>
        <text:list-item>
          <text:p text:style-name="letter"><text:a xlink:href="https://delacroix.huma-num.fr/CAC_ED_assemblee-ms1944" office:target-frame-name="_top" xlink:show="replace"><text:span text:style-name="Lienhypertexte">Lettre à Joséphine de Forget, [29</text:span><text:span text:style-name="Lienhypertexte"> </text:span><text:span text:style-name="Lienhypertexte">août 1848]</text:span></text:a></text:p>
        </text:list-item>
        <text:list-item>
          <text:p text:style-name="letter"><text:a xlink:href="https://delacroix.huma-num.fr/CAC_ED_creteil-ad-2j187-44" office:target-frame-name="_top" xlink:show="replace"><text:span text:style-name="Lienhypertexte">Lettre de Joséphine de Forget à Delacroix, 28</text:span><text:span text:style-name="Lienhypertexte"> </text:span><text:span text:style-name="Lienhypertexte">octobre [1859 ?]</text:span></text:a></text:p>
        </text:list-item>
      </text:list>
      <text:h text:style-name="Titre3" text:outline-level="3">L’amitié selon Delacroix : lettres à son ami d’enfance, Jean-Baptiste Pierret</text:h>
      <text:p text:style-name="P13">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p text:style-name="P14"><text:span text:style-name="T15">Lettre à Jean-Baptiste Pierret, 18 septembre 1818 : CAC_ED_louvre-A517</text:span></text:p>
      <text:p text:style-name="P16"><text:span text:style-name="T17">Lettre à Jean-Baptiste Pierret, 20 octobre 1820 : CAC_ED_louvre-A529</text:span></text:p>
      <text:p text:style-name="P18"><text:span text:style-name="T19">Lettre à Jean-Baptiste Pierret, 29 octobre 1820 : CAC_ED_louvre-A531</text:span></text:p>
      <text:p text:style-name="P20"><text:span text:style-name="T21">Lettre à Jean-Baptiste Pierret, 23 septembre 1834 : CAC_ED_louvre-A564</text:span></text:p>
      <text:p text:style-name="P22"><text:span text:style-name="T23">Lettre à Jean-Baptiste Pierret, 5 mars 1842 : CAC_ED_louvre-A578</text:span></text:p>
      <text:h text:style-name="Titre3" text:outline-level="3">Le voyage au Maroc</text:h>
      <text:p text:style-name="P24"><text:span text:style-name="T25">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p>
      <text:p text:style-name="Standard"><text:span text:style-name="T26">Lettre à Jean-Baptiste Pierret, 24 janvier 1832 : CAC_ED_louvre-A554</text:span></text:p>
      <text:p text:style-name="Standard"><text:span text:style-name="T27">Lettre à Jean-Baptiste Pierret, 8 février 1832 : CAC_ED_louvre-A556</text:span></text:p>
      <text:p text:style-name="Standard"><text:span text:style-name="T28">Lettre à Jean-Baptiste Pierret, 29 février 1832 : CAC_ED_louvre-A557</text:span></text:p>
      <text:p text:style-name="Standard"><text:span text:style-name="T29">Lettre à Jean-Baptiste Pierret, 16 au 23 mars 1832 : CAC_ED_louvre-A558</text:span></text:p>
      <text:p text:style-name="Standard"><text:span text:style-name="T30">Lettre à Jean-Baptiste Pierret</text:span><text:span text:style-name="T31">, 2 avril 1832 : CAC_ED_louvre-A559</text:span></text:p>
      <text:soft-page-break/>
      <text:h text:style-name="Titre3" text:outline-level="3">Les demeures du peintre : entre Paris et Champrosay</text:h>
      <text:p text:style-name="Standard">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p text:style-name="Standard"><text:span text:style-name="T32">Lettre à Joséphine de Forget, [11 juillet 1844] : CAC_ED_inha-aut120-1398-04a-2</text:span></text:p>
      <text:p text:style-name="Standard"><text:span text:style-name="T33">Lettre de Joséphine de Forget à Delacroix, 27 juillet [1845] : CAC_ED_creteil-ad-2j187-19</text:span></text:p>
      <text:p text:style-name="Standard"><text:span text:style-name="T34">Lettre à Joséphine de Forget, 30 avril [1850] : CAC_ED_inha-aut120-1398-04g-1</text:span></text:p>
      <text:p text:style-name="Standard"><text:span text:style-name="T35">Lettre de Joséphine de Forget à Delacroix 18 août [1857] : CAC_ED_inha-aut120-1399-1c</text:span></text:p>
      <text:p text:style-name="Standard"><text:span text:style-name="T36">Lettre à Joséphine de Forget, 28 août [1857] : CAC_ED_ve-aguttes-2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paragraph-properties fo:widows="2" fo:orphans="2" fo:margin-bottom="0.1111in" fo:line-height="102%"/>
      <style:text-properties style:font-name="Times New Roman" style:font-name-asian="Times New Roman" fo:font-size="12pt" style:font-size-asian="12pt"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Standarduser" style:display-name="Standard (user)" style:family="paragraph">
      <style:paragraph-properties fo:widows="2" fo:orphans="2" fo:margin-bottom="0.1111in" fo:line-height="102%"/>
      <style:text-propertie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2%"/>
      <style:text-properties fo:hyphenate="false"/>
    </style:style>
    <style:style style:name="opener" style:display-name="&lt;opener&gt;" style:family="paragraph" style:parent-style-name="Standard">
      <style:paragraph-properties fo:border="0.0069in dotte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0.7326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etter" style:display-name="&lt;letter&gt;" style:family="paragraph" style:parent-style-name="Normal" style:list-style-name="LFO5">
      <style:paragraph-properties fo:keep-with-next="always" fo:keep-together="always" fo:widows="2" fo:orphans="2" fo:border="0.0312in dashed #4472C4" fo:padding-top="0.0138in" fo:padding-left="0.0555in" fo:padding-bottom="0.0138in" fo:padding-right="0.0555in" style:shadow="none" fo:margin-top="0.1666in" fo:margin-bottom="0.1666in"/>
      <style:text-properties style:font-name="Calibri"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5" style:display-name="LFO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Gaëlle Lafage</dc:creator>
    <meta:creation-date>2022-07-01T09:21:00Z</meta:creation-date>
    <dc:date>2022-07-04T22:37:00Z</dc:date>
    <meta:template xlink:href="Normal.dotm" xlink:type="simple"/>
    <meta:editing-cycles>7</meta:editing-cycles>
    <meta:editing-duration>PT1200S</meta:editing-duration>
    <meta:user-defined meta:name="AppVersion">16.0000</meta:user-defined>
    <meta:document-statistic meta:page-count="3" meta:paragraph-count="11" meta:word-count="919" meta:character-count="5967" meta:row-count="42" meta:non-whitespace-character-count="5059"/>
  </office:meta>
</office:document-meta>
</file>